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Corbel" svg:font-family="Corbel, Corbel" style:font-family-generic="swiss"/>
    <style:font-face style:name="Consolas" svg:font-family="Consolas" style:font-family-generic="swiss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>
      <style:paragraph-properties style:text-autospace="none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8080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a31515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adania</text:p>
      <text:p text:style-name="Standard"/>
      <text:p text:style-name="Standard">Iteratory</text:p>
      <text:p text:style-name="Standard"/>
      <text:p text:style-name="Standard">1.Utwórz vector zawierający liczby [0, 9]. Liczby dodaj za pomocą funkcji push_back().</text:p>
      <text:p text:style-name="Standard">Utwórz iterator dla tego wektora i przypisz mu element równy 5. Skorzystaj z funkcji find().</text:p>
      <text:p text:style-name="Standard">Wyświetl zawartość iterarora.</text:p>
      <text:p text:style-name="Standard">Skonwertuj utworzony iterator na iterator odwrócony. Wyświetl zawartość iterarora.</text:p>
      <text:p text:style-name="Standard">Następnie skonwertuj z iteratora odwtóconego na zwykły przy użyciu funkcji base(). Wyświetl zawartość iterarora.</text:p>
      <text:p text:style-name="Standard">Zwróć uwagę na zmianę położenia iteratora po każdej konwersji.</text:p>
      <text:p text:style-name="Standard">2. Utwórz deque typu int oraz dwa odpowiednie iteratory, jeden wstawiający na początek, drugi na koniec.</text:p>
      <text:p text:style-name="Standard">Wstaw 3 elementy na początek, wyświetl całą listę.</text:p>
      <text:p text:style-name="Standard">Wstaw 3 elementy na koniec, wyświetl całą listę.</text:p>
      <text:p text:style-name="Standard">Utwórz dla tego kontenera iterator wstawiający ogólny na pozycji kontenetr.begin()+3. Następnie wstaw element przy jego pomocy i wyświetl listę.</text:p>
      <text:p text:style-name="Standard">Skopiuj elementy i wstaw je na początek używając funkcji </text:p>
      <text:p text:style-name="P1">copy(lista.begin(), lista.end(),front_inserter_iterator);</text:p>
      <text:p text:style-name="Standard">Wyświetl listę.</text:p>
      <text:p text:style-name="Standard"/>
      <text:p text:style-name="Standard">Algorytmy</text:p>
      <text:p text:style-name="Standard">W poniższych zadaniach iteratorów możesz używać tylko do wyświetlania kontenerów.</text:p>
      <text:p text:style-name="Standard"/>
      <text:p text:style-name="Standard">1. Stwórz wektor 10 losowych liczb całkowitych z zakresu [0, 100].</text:p>
      <text:p text:style-name="Standard">Policz w nim ilość liczb parzystych przy pomocy count_if().</text:p>
      <text:p text:style-name="Standard">2. Oblicz sumę elementów wektora przy pomocy funkcji accumulate(). Pamiętaj o #include&lt;numeric&gt;.</text:p>
      <text:p text:style-name="Standard">3. Wyświetl cały kontener. Odwróć kolejność elementów ciągu za pomocą funkcji reverse(), ponownie wyświetl kontener.</text:p>
      <text:p text:style-name="Standard">4.Posortuj kontener rosnąco według reszty z dzielenia liczby przez 5. Użyj wyrażenia lambda.</text:p>
      <text:p text:style-name="Standard">Wyświetl kontener.</text:p>
      <text:p text:style-name="Standard">5. Skopiuj poniższą klasę. Stwórz wektor dla tej klasy. Dodaj do niego 4 elementy tej klasy.</text:p>
      <text:p text:style-name="Standard">Posortuj go po polach string.</text:p>
      <text:p text:style-name="P3"><text:span text:style-name="T1">class</text:span><text:span text:style-name="T2"> </text:span><text:span text:style-name="T3">Klasa</text:span></text:p>
      <text:p text:style-name="P2">{</text:p>
      <text:p text:style-name="P3"><text:span text:style-name="T2"><text:tab/></text:span><text:span text:style-name="T1">int</text:span><text:span text:style-name="T2"> ID;</text:span></text:p>
      <text:p text:style-name="P3"><text:span text:style-name="T2"><text:tab/></text:span><text:span text:style-name="T1">double</text:span><text:span text:style-name="T2"> parametr;</text:span></text:p>
      <text:p text:style-name="P3"><text:span text:style-name="T2"><text:tab/></text:span><text:span text:style-name="T3">string</text:span><text:span text:style-name="T2"> nazwa;</text:span></text:p>
      <text:p text:style-name="P3"><text:span text:style-name="T1">public</text:span><text:span text:style-name="T2">:</text:span></text:p>
      <text:p text:style-name="P3"><text:span text:style-name="T2"><text:tab/>Klasa(</text:span><text:span text:style-name="T1">int</text:span><text:span text:style-name="T2"> </text:span><text:span text:style-name="T4">i</text:span><text:span text:style-name="T2">, </text:span><text:span text:style-name="T1">double</text:span><text:span text:style-name="T2"> </text:span><text:span text:style-name="T4">d</text:span><text:span text:style-name="T2">, </text:span><text:span text:style-name="T3">string</text:span><text:span text:style-name="T2"> </text:span><text:span text:style-name="T4">s</text:span><text:span text:style-name="T2">)</text:span></text:p>
      <text:p text:style-name="P2"><text:tab/>{</text:p>
      <text:p text:style-name="P3"><text:span text:style-name="T2"><text:tab/><text:tab/>ID = </text:span><text:span text:style-name="T4">i</text:span><text:span text:style-name="T2">;</text:span></text:p>
      <text:p text:style-name="P3"><text:span text:style-name="T2"><text:tab/><text:tab/>parametr = </text:span><text:span text:style-name="T4">d</text:span><text:span text:style-name="T2">;</text:span></text:p>
      <text:p text:style-name="P3"><text:span text:style-name="T2"><text:tab/><text:tab/>nazwa </text:span><text:span text:style-name="T5">=</text:span><text:span text:style-name="T2"> </text:span><text:span text:style-name="T4">s</text:span><text:span text:style-name="T2">;</text:span></text:p>
      <text:p text:style-name="P2"><text:tab/>}</text:p>
      <text:p text:style-name="P3"><text:span text:style-name="T2"><text:tab/></text:span><text:span text:style-name="T1">friend</text:span><text:span text:style-name="T2"> </text:span><text:span text:style-name="T1">void</text:span><text:span text:style-name="T2"> wyswietl(</text:span><text:span text:style-name="T3">vector</text:span><text:span text:style-name="T2">&lt;</text:span><text:span text:style-name="T3">Klasa</text:span><text:span text:style-name="T2">&gt; </text:span><text:span text:style-name="T4">wektor</text:span><text:span text:style-name="T2">);</text:span></text:p>
      <text:p text:style-name="P2">}</text:p>
      <text:p text:style-name="P3"><text:span text:style-name="T1">void</text:span><text:span text:style-name="T2"> wyswietl(</text:span><text:span text:style-name="T3">vector</text:span><text:span text:style-name="T2">&lt;</text:span><text:span text:style-name="T3">Klasa</text:span><text:span text:style-name="T2">&gt; </text:span><text:span text:style-name="T4">wektor</text:span><text:span text:style-name="T2">)</text:span></text:p>
      <text:p text:style-name="P2">{</text:p>
      <text:p text:style-name="P3"><text:span text:style-name="T2"><text:tab/></text:span><text:span text:style-name="T1">for</text:span><text:span text:style-name="T2"> (</text:span><text:span text:style-name="T3">vector</text:span><text:span text:style-name="T2">&lt;</text:span><text:span text:style-name="T3">Klasa</text:span><text:span text:style-name="T2">&gt;::</text:span><text:span text:style-name="T3">iterator</text:span><text:span text:style-name="T2"> it = </text:span><text:span text:style-name="T4">wektor</text:span><text:span text:style-name="T2">.begin(); it </text:span><text:span text:style-name="T5">!=</text:span><text:span text:style-name="T2"> </text:span><text:span text:style-name="T4">wektor</text:span><text:span text:style-name="T2">.end(); it</text:span><text:span text:style-name="T5">++</text:span><text:span text:style-name="T2">)</text:span></text:p>
      <text:p text:style-name="P2"><text:tab/>{</text:p>
      <text:p text:style-name="P3"><text:span text:style-name="T2"><text:tab/><text:tab/>cout </text:span><text:span text:style-name="T5">&lt;&lt;</text:span><text:span text:style-name="T2"> (</text:span><text:span text:style-name="T5">*</text:span><text:span text:style-name="T2">it).ID </text:span><text:span text:style-name="T5">&lt;&lt;</text:span><text:span text:style-name="T2"> </text:span><text:span text:style-name="T6">" "</text:span><text:span text:style-name="T2"> </text:span><text:span text:style-name="T5">&lt;&lt;</text:span><text:span text:style-name="T2"> (</text:span><text:span text:style-name="T5">*</text:span><text:span text:style-name="T2">it).parametr </text:span><text:span text:style-name="T5">&lt;&lt;</text:span><text:span text:style-name="T2"> </text:span><text:span text:style-name="T6">" "</text:span><text:span text:style-name="T2"> </text:span><text:span text:style-name="T5">&lt;&lt;</text:span><text:span text:style-name="T2"> (</text:span><text:span text:style-name="T5">*</text:span><text:span text:style-name="T2">it).nazwa</text:span><text:span text:style-name="T5">&lt;&lt;</text:span><text:span text:style-name="T6">"\n"</text:span><text:span text:style-name="T2">;</text:span></text:p>
      <text:p text:style-name="P2"><text:tab/>}</text:p>
      <text:p text:style-name="P3"><text:span text:style-name="T2"><text:tab/>cout </text:span><text:span text:style-name="T5">&lt;&lt;</text:span><text:span text:style-name="T2"> endl;</text:span></text:p>
      <text:p text:style-name="P2">}</text:p>
      <text:p text:style-name="Standard">Wyświetl wektor po sortowaniu.</text:p>
      <text:p text:style-name="Standard"><text:soft-page-break/></text:p>
      <text:p text:style-name="Standard">6. W załączniku piosenka.txt znajduje się piosenka Sławomira „Miłość w Zakopanem”. Dla uproszczenia każdy wyraz znajduje się w osobnej linijce. Stwórz posortowaną listę wszystkich słów pojawiających się w pliku (bez powtórzeń).</text:p>
      <text:p text:style-name="Standard">Przekształć ciąg elementów tak, aby tworzyły kopiec. Sprawdź, czy to kopiec za pomocą funkcji </text:p>
      <text:p text:style-name="Standard">is_heap(). Usuń szczyt kopca, po czym ponownie sprawdź, czy cały ciąg tworzy kopie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Corbel" svg:font-family="Corbel, Corbel" style:font-family-generic="swiss"/>
    <style:font-face style:name="Consolas" svg:font-family="Consolas" style:font-family-generic="swiss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orbel" fo:font-size="12pt" style:font-name-asian="Corbel" style:font-size-asian="12pt" style:font-name-complex="Corbel" style:font-size-complex="12pt"/>
    </style:style>
    <style:style style:name="Domy_3f_lnie" style:display-name="Domy?lnie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Obiekt_20_ze_20_strza_3f_k_3f_" style:display-name="Obiekt ze strza?k?" style:family="paragraph" style:parent-style-name="Domy_3f_lnie"/>
    <style:style style:name="Obiekt_20_z_20_cieniem" style:display-name="Obiekt z cieniem" style:family="paragraph" style:parent-style-name="Domy_3f_lnie"/>
    <style:style style:name="Obiekt_20_bez_20_wype_3f_nienia" style:display-name="Obiekt bez wype?nienia" style:family="paragraph" style:parent-style-name="Domy_3f_lnie"/>
    <style:style style:name="Obiekt_20_bez_20_wype_3f_nienia_20_i_20_linii" style:display-name="Obiekt bez wype?nienia i linii" style:family="paragraph" style:parent-style-name="Domy_3f_lnie"/>
    <style:style style:name="Text" style:family="paragraph" style:parent-style-name="Caption" style:class="extra"/>
    <style:style style:name="Tre_3f__3f__20_tekstu" style:display-name="Tre?? tekstu" style:family="paragraph" style:parent-style-name="Domy_3f_lnie"/>
    <style:style style:name="Tekst_20_wyjustowany" style:display-name="Tekst wyjustowany" style:family="paragraph" style:parent-style-name="Domy_3f_lnie">
      <style:paragraph-properties fo:text-align="start" style:justify-single-word="false"/>
    </style:style>
    <style:style style:name="Wci_3f_cie_20_pierwszego_20_wiersza" style:display-name="Wci?cie pierwszego wiersza" style:family="paragraph" style:parent-style-name="Domy_3f_lnie">
      <style:paragraph-properties fo:margin-left="0cm" fo:margin-right="0cm" fo:text-indent="0.6cm" style:auto-text-indent="false"/>
    </style:style>
    <style:style style:name="Tytu_3f_" style:display-name="Tytu?" style:family="paragraph" style:parent-style-name="Domy_3f_lnie"/>
    <style:style style:name="Tytu_3f_1" style:display-name="Tytu?1" style:family="paragraph" style:parent-style-name="Domy_3f_lnie">
      <style:paragraph-properties fo:text-align="center" style:justify-single-word="false"/>
    </style:style>
    <style:style style:name="Tytu_3f_2" style:display-name="Tytu?2" style:family="paragraph" style:parent-style-name="Domy_3f_lnie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Nag_3f_ówek" style:display-name="Nag?ówek" style:family="paragraph" style:parent-style-name="Domy_3f_lnie">
      <style:paragraph-properties fo:margin-top="0.42cm" fo:margin-bottom="0.21cm"/>
    </style:style>
    <style:style style:name="Nag_3f_ówek1" style:display-name="Nag?ówek1" style:family="paragraph" style:parent-style-name="Domy_3f_lnie">
      <style:paragraph-properties fo:margin-top="0.42cm" fo:margin-bottom="0.21cm"/>
    </style:style>
    <style:style style:name="Nag_3f_ówek2" style:display-name="Nag?ówek2" style:family="paragraph" style:parent-style-name="Domy_3f_lnie">
      <style:paragraph-properties fo:margin-top="0.42cm" fo:margin-bottom="0.21cm"/>
    </style:style>
    <style:style style:name="Linia_20_wymiarowa" style:display-name="Linia wymiarowa" style:family="paragraph" style:parent-style-name="Domy_3f_lnie"/>
    <style:style style:name="Domy_3f_lnie_7e_LT_7e_Gliederung_20_1" style:display-name="Domy?lni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omy_3f_lnie_7e_LT_7e_Gliederung_20_2" style:display-name="Domy?lnie~LT~Gliederung 2" style:family="paragraph" style:parent-style-name="Domy_3f_lnie_7e_LT_7e_Gliederung_20_1">
      <style:paragraph-properties fo:margin-top="0cm" fo:margin-bottom="0.4cm"/>
      <style:text-properties fo:font-size="28pt" style:font-size-asian="28pt" style:font-size-complex="28pt"/>
    </style:style>
    <style:style style:name="Domy_3f_lnie_7e_LT_7e_Gliederung_20_3" style:display-name="Domy?lnie~LT~Gliederung 3" style:family="paragraph" style:parent-style-name="Domy_3f_lnie_7e_LT_7e_Gliederung_20_2">
      <style:paragraph-properties fo:margin-top="0cm" fo:margin-bottom="0.3cm"/>
      <style:text-properties fo:font-size="24pt" style:font-size-asian="24pt" style:font-size-complex="24pt"/>
    </style:style>
    <style:style style:name="Domy_3f_lnie_7e_LT_7e_Gliederung_20_4" style:display-name="Domy?lnie~LT~Gliederung 4" style:family="paragraph" style:parent-style-name="Domy_3f_lnie_7e_LT_7e_Gliederung_20_3">
      <style:paragraph-properties fo:margin-top="0cm" fo:margin-bottom="0.199cm"/>
      <style:text-properties fo:font-size="20pt" style:font-size-asian="20pt" style:font-size-complex="20pt"/>
    </style:style>
    <style:style style:name="Domy_3f_lnie_7e_LT_7e_Gliederung_20_5" style:display-name="Domy?lnie~LT~Gliederung 5" style:family="paragraph" style:parent-style-name="Domy_3f_lnie_7e_LT_7e_Gliederung_20_4">
      <style:paragraph-properties fo:margin-top="0cm" fo:margin-bottom="0.101cm"/>
    </style:style>
    <style:style style:name="Domy_3f_lnie_7e_LT_7e_Gliederung_20_6" style:display-name="Domy?lnie~LT~Gliederung 6" style:family="paragraph" style:parent-style-name="Domy_3f_lnie_7e_LT_7e_Gliederung_20_5"/>
    <style:style style:name="Domy_3f_lnie_7e_LT_7e_Gliederung_20_7" style:display-name="Domy?lnie~LT~Gliederung 7" style:family="paragraph" style:parent-style-name="Domy_3f_lnie_7e_LT_7e_Gliederung_20_6"/>
    <style:style style:name="Domy_3f_lnie_7e_LT_7e_Gliederung_20_8" style:display-name="Domy?lnie~LT~Gliederung 8" style:family="paragraph" style:parent-style-name="Domy_3f_lnie_7e_LT_7e_Gliederung_20_7"/>
    <style:style style:name="Domy_3f_lnie_7e_LT_7e_Gliederung_20_9" style:display-name="Domy?lnie~LT~Gliederung 9" style:family="paragraph" style:parent-style-name="Domy_3f_lnie_7e_LT_7e_Gliederung_20_8"/>
    <style:style style:name="Domy_3f_lnie_7e_LT_7e_Titel" style:display-name="Domy?lni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omy_3f_lnie_7e_LT_7e_Untertitel" style:display-name="Domy?lnie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omy_3f_lnie_7e_LT_7e_Notizen" style:display-name="Domy?lni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Domy_3f_lnie_7e_LT_7e_Hintergrundobjekte" style:display-name="Domy?lnie~LT~Hintergrundobjekte" style:family="paragraph">
      <style:paragraph-properties style:text-autospace="none"/>
      <style:text-properties style:letter-kerning="true"/>
    </style:style>
    <style:style style:name="Domy_3f_lnie_7e_LT_7e_Hintergrund" style:display-name="Domy?lnie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ytu_3f_" style:display-name="WW-Tytu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Podtytu_3f_" style:display-name="Podtytu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biekty_20_t_3f_a" style:display-name="Obiekty t?a" style:family="paragraph">
      <style:paragraph-properties style:text-autospace="none"/>
      <style:text-properties style:letter-kerning="true"/>
    </style:style>
    <style:style style:name="T_3f_o" style:display-name="T?o" style:family="paragraph">
      <style:paragraph-properties style:text-autospace="none"/>
      <style:text-properties style:letter-kerning="true"/>
    </style:style>
    <style:style style:name="Notatki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Konspekt_20_1" style:display-name="Konspekt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Konspekt_20_2" style:display-name="Konspekt 2" style:family="paragraph" style:parent-style-name="Konspekt_20_1">
      <style:paragraph-properties fo:margin-top="0cm" fo:margin-bottom="0.4cm"/>
      <style:text-properties fo:font-size="28pt" style:font-size-asian="28pt" style:font-size-complex="28pt"/>
    </style:style>
    <style:style style:name="Konspekt_20_3" style:display-name="Konspekt 3" style:family="paragraph" style:parent-style-name="Konspekt_20_2">
      <style:paragraph-properties fo:margin-top="0cm" fo:margin-bottom="0.3cm"/>
      <style:text-properties fo:font-size="24pt" style:font-size-asian="24pt" style:font-size-complex="24pt"/>
    </style:style>
    <style:style style:name="Konspekt_20_4" style:display-name="Konspekt 4" style:family="paragraph" style:parent-style-name="Konspekt_20_3">
      <style:paragraph-properties fo:margin-top="0cm" fo:margin-bottom="0.199cm"/>
      <style:text-properties fo:font-size="20pt" style:font-size-asian="20pt" style:font-size-complex="20pt"/>
    </style:style>
    <style:style style:name="Konspekt_20_5" style:display-name="Konspekt 5" style:family="paragraph" style:parent-style-name="Konspekt_20_4">
      <style:paragraph-properties fo:margin-top="0cm" fo:margin-bottom="0.101cm"/>
    </style:style>
    <style:style style:name="Konspekt_20_6" style:display-name="Konspekt 6" style:family="paragraph" style:parent-style-name="Konspekt_20_5"/>
    <style:style style:name="Konspekt_20_7" style:display-name="Konspekt 7" style:family="paragraph" style:parent-style-name="Konspekt_20_6"/>
    <style:style style:name="Konspekt_20_8" style:display-name="Konspekt 8" style:family="paragraph" style:parent-style-name="Konspekt_20_7"/>
    <style:style style:name="Konspekt_20_9" style:display-name="Konspekt 9" style:family="paragraph" style:parent-style-name="Konspekt_20_8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14T14:21:03</meta:creation-date>
    <dc:date>2019-04-15T21:42:07.33</dc:date>
    <meta:editing-duration>PT5H59M42S</meta:editing-duration>
    <meta:editing-cycles>8</meta:editing-cycles>
    <meta:generator>OpenOffice/4.1.1$Win32 OpenOffice.org_project/411m6$Build-9775</meta:generator>
    <meta:document-statistic meta:table-count="0" meta:image-count="0" meta:object-count="0" meta:page-count="2" meta:paragraph-count="51" meta:word-count="348" meta:character-count="2426"/>
  </office:meta>
</office:document-meta>
</file>